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4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2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xmlns:loext="urn:org:documentfoundation:names:experimental:office:xmlns:loext:1.0"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5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xmlns:officeooo="http://openoffice.org/2009/office" xmlns:loext="urn:org:documentfoundation:names:experimental:office:xmlns:loext:1.0"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8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3580d7"/>
    </style:style>
    <style:style style:name="P33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5de2d"/>
    </style:style>
    <style:style style:name="P34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6efd7"/>
    </style:style>
    <style:style style:name="P35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8654a"/>
    </style:style>
    <style:style style:name="P36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b9588"/>
    </style:style>
    <style:style style:name="P37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ca03f"/>
    </style:style>
    <style:style style:name="P38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302fb7"/>
    </style:style>
    <style:style style:name="P39" style:family="paragraph" style:parent-style-name="Standard">
      <style:paragraph-properties xmlns:loext="urn:org:documentfoundation:names:experimental:office:xmlns:loext:1.0"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xmlns:officeooo="http://openoffice.org/2009/office"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xmlns:officeooo="http://openoffice.org/2009/office"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xmlns:officeooo="http://openoffice.org/2009/office"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xmlns:officeooo="http://openoffice.org/2009/office" style:font-name="Times New Roman" fo:font-size="12pt" officeooo:rsid="002b9588" style:font-name-asian="Times New Roman1" style:font-size-asian="12pt" style:font-name-complex="Times New Roman1" style:font-size-complex="12pt"/>
    </style:style>
    <style:style style:name="T10" style:family="text">
      <style:text-properties xmlns:officeooo="http://openoffice.org/2009/office" style:font-name="Times New Roman" fo:font-size="12pt" officeooo:rsid="002be209" style:font-name-asian="Times New Roman1" style:font-size-asian="12pt" style:font-name-complex="Times New Roman1" style:font-size-complex="12pt"/>
    </style:style>
    <style:style style:name="T11" style:family="text">
      <style:text-properties xmlns:officeooo="http://openoffice.org/2009/office" style:font-name="Times New Roman" fo:font-size="12pt" officeooo:rsid="002d7041" style:font-name-asian="Times New Roman1" style:font-size-asian="12pt" style:font-name-complex="Times New Roman1" style:font-size-complex="12pt"/>
    </style:style>
    <style:style style:name="T12" style:family="text">
      <style:text-properties xmlns:officeooo="http://openoffice.org/2009/office" style:font-name="Times New Roman" fo:font-size="12pt" officeooo:rsid="002ec66c" style:font-name-asian="Times New Roman1" style:font-size-asian="12pt" style:font-name-complex="Times New Roman1" style:font-size-complex="12pt"/>
    </style:style>
    <style:style style:name="T13" style:family="text">
      <style:text-properties xmlns:officeooo="http://openoffice.org/2009/office" officeooo:rsid="001dc494"/>
    </style:style>
    <style:style style:name="T14" style:family="text">
      <style:text-properties xmlns:officeooo="http://openoffice.org/2009/office" officeooo:rsid="001e5373"/>
    </style:style>
    <style:style style:name="T15" style:family="text">
      <style:text-properties xmlns:officeooo="http://openoffice.org/2009/office" officeooo:rsid="0035b3d9"/>
    </style:style>
    <style:style style:name="T16" style:family="text">
      <style:text-properties xmlns:officeooo="http://openoffice.org/2009/office" officeooo:rsid="00409799"/>
    </style:style>
    <style:style style:name="T17" style:family="text">
      <style:text-properties xmlns:officeooo="http://openoffice.org/2009/office" fo:font-weight="normal" officeooo:rsid="00409799" style:font-weight-asian="normal" style:font-weight-complex="normal"/>
    </style:style>
    <style:style style:name="T18" style:family="text">
      <style:text-properties xmlns:officeooo="http://openoffice.org/2009/office" fo:font-weight="normal" officeooo:rsid="00409799" style:font-name-asian="Times New Roman1" style:font-weight-asian="normal" style:font-size-complex="12pt" style:font-weight-complex="normal"/>
    </style:style>
    <style:style style:name="T19" style:family="text">
      <style:text-properties xmlns:officeooo="http://openoffice.org/2009/office" officeooo:rsid="00409799" style:font-name-asian="Times New Roman1" style:font-size-complex="12pt" style:font-weight-complex="bold"/>
    </style:style>
    <style:style style:name="T20" style:family="text">
      <style:text-properties xmlns:officeooo="http://openoffice.org/2009/office" officeooo:rsid="00484f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ontrato de compraventa de vehículo <text:span text:style-name="T16">usado</text:span> entre particulares</text:p>
      <text:p text:style-name="P13"/>
      <text:p text:style-name="P2">En <text:span text:style-name="T13">adfasdf</text:span>, a <text:s/><text:span text:style-name="T14">id-unid-2</text:span></text:p>
      <text:p text:style-name="P1"/>
      <text:p text:style-name="P7">REUNIDOS</text:p>
      <text:p text:style-name="P5"/>
      <text:p text:style-name="P6"><text:span text:style-name="T17">Como </text:span><text:span text:style-name="T18">"</text:span><text:span text:style-name="T19">Parte Vendedora</text:span><text:span text:style-name="T18">",</text:span></text:p>
      <text:p text:style-name="P3">id-unid-3</text:p>
      <text:p text:style-name="P23"/>
      <text:p text:style-name="P6"><text:span text:style-name="T17">Como </text:span><text:span text:style-name="T18">"</text:span><text:span text:style-name="T19">Parte Compradora</text:span><text:span text:style-name="T18">",</text:span></text:p>
      <text:p text:style-name="P4">id-unid-4</text:p>
      <text:p text:style-name="P23"/>
      <text:p text:style-name="P22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3"/>
      <text:p text:style-name="P24"/>
      <text:p text:style-name="P7">EXPONEN</text:p>
      <text:p text:style-name="P26"/>
      <text:p text:style-name="P22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4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4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4"><text:span text:style-name="T2">IV. </text:span><text:span text:style-name="T3">Que los elementos identificadores básicos del Vehículo son los siguientes</text:span><text:span text:style-name="T5">:</text:span></text:p>
      <text:p text:style-name="P32"><text:span text:style-name="T6">• </text:span><text:span text:style-name="T5">Marca: id-unid-6</text:span></text:p>
      <text:p text:style-name="P32"><text:soft-page-break/><text:span text:style-name="T6">• </text:span><text:span text:style-name="T5">M</text:span><text:span text:style-name="T7">odelo</text:span><text:span text:style-name="T5">: id-unid-7</text:span></text:p>
      <text:p text:style-name="P32"><text:span text:style-name="T6">• </text:span><text:span text:style-name="T7">Número de serie y bastidor</text:span><text:span text:style-name="T5">: </text:span><text:span text:style-name="T8">id-unid-8</text:span></text:p>
      <text:p text:style-name="P32"><text:span text:style-name="T6">• </text:span><text:span text:style-name="T7">Kilometraje marcado</text:span><text:span text:style-name="T8">: id-unid-9 Km</text:span></text:p>
      <text:p text:style-name="P32"><text:span text:style-name="T6">• </text:span><text:span text:style-name="T7">Matrícula</text:span><text:span text:style-name="T8">: id-dec-10</text:span></text:p>
      <text:p text:style-name="P32"><text:span text:style-name="T6">• </text:span><text:span text:style-name="T7">Fecha de la primera matriculación</text:span><text:span text:style-name="T8">: id-dec-11</text:span></text:p>
      <text:p text:style-name="P44"/>
      <text:p text:style-name="P14"><text:span text:style-name="T2">V.</text:span><text:span text:style-name="T4"> id-dec-17 Y siendo la próxima el día</text:span><text:span text:style-name="T5">: id-dec-18</text:span><text:span text:style-name="T1">.</text:span></text:p>
      <text:p text:style-name="P14"><text:span text:style-name="T2">VI. </text:span><text:span text:style-name="T3">En virtud de lo expuesto, ambas partes acuerdan otorgar el presente Contrato de compraventa </text:span></text:p>
      <text:p text:style-name="P15"/>
      <text:p text:style-name="P7">CLÁUSULAS</text:p>
      <text:p text:style-name="P5"/>
      <text:p text:style-name="P8">PRIMERA. OBJETO</text:p>
      <text:p text:style-name="P12">La parte compradora está interesada en adquirir el vehículo descrito en el expositivo “IV” del presente escrito. </text:p>
      <text:p text:style-name="P12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 pagado correspondiente al año en curso.</text:p>
      <text:p text:style-name="P8"/>
      <text:p text:style-name="P8">SEGUNDA. CARACTERÍSTICAS Y ESTADO D<text:span text:style-name="T20">EL VEHÍCULO</text:span></text:p>
      <text:p text:style-name="P20">Datos y características del vehículo:</text:p>
      <text:p text:style-name="P31">• id-unid-5</text:p>
      <text:p text:style-name="P33"><text:span text:style-name="T6">• </text:span><text:span text:style-name="T5">Marca: id-unid-6</text:span></text:p>
      <text:p text:style-name="P34"><text:span text:style-name="T6">• </text:span><text:span text:style-name="T5">M</text:span><text:span text:style-name="T7">odelo</text:span><text:span text:style-name="T5">: id-unid-7</text:span></text:p>
      <text:p text:style-name="P35"><text:span text:style-name="T6">• </text:span><text:span text:style-name="T7">Número de serie y bastidor</text:span><text:span text:style-name="T5">: </text:span><text:span text:style-name="T8">id-unid-8</text:span></text:p>
      <text:p text:style-name="P35"><text:span text:style-name="T6">• </text:span><text:span text:style-name="T7">Kilometraje marcado</text:span><text:span text:style-name="T8">: id-unid-9 Km</text:span></text:p>
      <text:p text:style-name="P35"><text:span text:style-name="T6">• </text:span><text:span text:style-name="T7">Matrícula</text:span><text:span text:style-name="T8">: id-dec-10</text:span></text:p>
      <text:p text:style-name="P35"><text:span text:style-name="T6">• </text:span><text:span text:style-name="T7">Fecha de la primera matriculación</text:span><text:span text:style-name="T8">: id-dec-11</text:span></text:p>
      <text:p text:style-name="P36"><text:soft-page-break/><text:span text:style-name="T6">• </text:span><text:span text:style-name="T9">Color: id-dec-12</text:span></text:p>
      <text:p text:style-name="P37"><text:span text:style-name="T6">• </text:span><text:span text:style-name="T10">Combustible: id-dec-13</text:span></text:p>
      <text:p text:style-name="P37"><text:span text:style-name="T6">• </text:span><text:span text:style-name="T10">Motor original (motor de fábrica): id-dec-14</text:span></text:p>
      <text:p text:style-name="P28">• Número de propietarios anteriores (al Vendedor) del Vehículo: id-dec-15</text:p>
      <text:p text:style-name="P38"><text:span text:style-name="T6">• </text:span><text:span text:style-name="T12">E</text:span><text:span text:style-name="T11">stado general de conservación del vehículo automóvil: </text:span></text:p>
      <text:p text:style-name="P39">id-dec-16</text:p>
      <text:p text:style-name="P47">new-idunid1</text:p>
      <text:p text:style-name="P46">La parte compradora manifiesta haber examinado y probado el vehículo con anterioridad a la firma del presente contrato.</text:p>
      <text:p text:style-name="P46"/>
      <text:p text:style-name="P9">TERCERA. PRECIO</text:p>
      <text:p text:style-name="P40">El precio del vehículo objeto de la compraventa se establece por un valor de <text:span text:style-name="T15">id-dec-19</text:span> € (iddec19-precioAletras).</text:p>
      <text:p text:style-name="P40">id-dec-20</text:p>
      <text:p text:style-name="P40">La parte c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0">id-dec-21</text:p>
      <text:p text:style-name="P10"/>
      <text:p text:style-name="P10">CUARTA. OBLIGACIONES DE LA PARTE VENDEDORA</text:p>
      <text:p text:style-name="P41">La Parte Vendedora se obliga a entregar materialmente al Comprador la posesión del Vehículo. La Parte Vendedora realizará la entrega del Vehículo en el siguiente lugar: id-dec-22 id-dec-23</text:p>
      <text:p text:style-name="P41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41">La parte vendedora se compromete a comunicar a las autoridades <text:s/>oportunas el cambio de titularidad del vehículo objeto del contrato, incluyendo la compañía de seguros.</text:p>
      <text:p text:style-name="P41"/>
      <text:p text:style-name="P11">QUINTA. OBLIGACIONES DE LA PARTE COMPRADORA</text:p>
      <text:p text:style-name="P42"><text:soft-page-break/>La parte c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2">La Parte Compradora queda obliga a contratar un seguro de circulación para el Vehículo automóvil objeto del presente Contrato antes de comenzar a circular con el mismo.</text:p>
      <text:p text:style-name="P42">El comprador se hará cargo de todas aquellas responsabilidades que puedan derivarse una vez efectuada la entrega del vehículo, incluidas sanciones o inspecciones técnicas.</text:p>
      <text:p text:style-name="P42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2"/>
      <text:p text:style-name="P11">SEXTA. GARANTÍA</text:p>
      <text:p text:style-name="P42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2"/>
      <text:p text:style-name="P11">SÉPTIMA. CONDICIÓN RESOLUTORIA</text:p>
      <text:p text:style-name="P42">Si el traspaso, o, la transferencia de la titularidad del vehículo no pudiera llevarse a cabo por causas tales como: que el vehículo tenga una anotación de embargo, esté sujeto a una reserva de dominio, a un leasing, o algún impedimento similar no imputable a la parte compradora, tendrá lugar la resolución del presente contrato, retrotrayéndose las partes en todos sus efectos como si nunca hubiese existido.</text:p>
      <text:p text:style-name="P14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5"/>
      <text:p text:style-name="P18">LA PARTE VENDEDORA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LA PARTE COMPRADORA</text:p>
      <text:p text:style-name="P15"><text:line-break/></text:p>
      <text:p text:style-name="P15"><text:bookmark text:name="_GoBack"/><text:line-break/><text:line-break/><text:line-break/>...........................................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...........................................</text:p>
      <text:p text:style-name="P24"><text:soft-page-break/>________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________</text:p>
      <text:p text:style-name="P27"/>
      <text:p text:style-name="P27"/>
      <text:p text:style-name="P27"/>
      <text:p text:style-name="P27"/>
      <text:p text:style-name="P27"/>
      <text:p text:style-name="P27"/>
      <text:p text:style-name="P11">TRASPASO DEL VEHÍCULO AUTOMÓVIL</text:p>
      <text:p text:style-name="P11"/>
      <text:p text:style-name="P42">La Parte Compradora recibe en este acto:</text:p>
      <text:p text:style-name="P29">1. El Vehículo automóvil</text:p>
      <text:p text:style-name="P29">2. El permiso de circulación del Vehículo</text:p>
      <text:p text:style-name="P29">3. La ficha técnica del Vehículo (con los distintos registros de la ITV)</text:p>
      <text:p text:style-name="P29">4. Copia del último recibo del Impuesto sobre Vehículos de Tracción Mecánica.</text:p>
      <text:p text:style-name="P29">5. La llaves y/o mando</text:p>
      <text:p text:style-name="P29">6. Matricula(s)</text:p>
      <text:p text:style-name="P29">7. Póliza y recibo del seguro.</text:p>
      <text:p text:style-name="P29">8. Factura de compra (para aquellos casos en que el vehículo se encontrara aún en garantía).</text:p>
      <text:p text:style-name="P29">id-dec-24</text:p>
      <text:p text:style-name="P43">La Parte Vendedora certifica haber recibido::</text:p>
      <text:p text:style-name="P30">El pago de la cantidad de id-dec-19 € (iddec19-precioAletras) €.</text:p>
      <text:p text:style-name="P17">Fecha:</text:p>
      <text:p text:style-name="P17">Hora:</text:p>
      <text:p text:style-name="P16"/>
      <text:p text:style-name="P19">LA PARTE VENDEDORA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LA PARTE COMPRADORA</text:p>
      <text:p text:style-name="P16"><text:line-break/></text:p>
      <text:p text:style-name="P16"><text:bookmark text:name="_GoBack1"/><text:line-break/><text:line-break/><text:line-break/>...........................................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...........................................</text:p>
      <text:p text:style-name="P25"><text:soft-page-break/>________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________</text:p>
      <text:p text:style-name="P21"/>
      <text:p text:style-name="P21"><text:line-break/></text:p>
      <text:p text:style-name="P22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xmlns:loext="urn:org:documentfoundation:names:experimental:office:xmlns:loext:1.0"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xmlns:loext="urn:org:documentfoundation:names:experimental:office:xmlns:loext:1.0"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CAMEJO ALARCON, J. (JUAN)</meta:initial-creator>
    <meta:editing-cycles>28</meta:editing-cycles>
    <meta:creation-date>2019-11-25T09:28:00</meta:creation-date>
    <dc:date>2019-12-11T11:38:14.754000000</dc:date>
    <meta:editing-duration>PT12H26M50S</meta:editing-duration>
    <meta:generator>WebODF/0.5.9 Mozilla/5.0 (Macintosh; Intel Mac OS X 10_13_6) AppleWebKit/537.36 (KHTML, like Gecko) Chrome/79.0.3945.88 Safari/537.36</meta:generator>
    <meta:document-statistic meta:table-count="0" meta:image-count="0" meta:object-count="0" meta:page-count="6" meta:paragraph-count="85" meta:word-count="1090" meta:character-count="7460" meta:non-whitespace-character-count="60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